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language="ru" fo:country="RU" officeooo:paragraph-rsid="0002d3bd" style:font-size-asian="12pt" style:font-name-complex="Times New Roman" style:font-size-complex="12pt"/>
    </style:style>
    <style:style style:name="P2" style:family="paragraph" style:parent-style-name="Standard">
      <style:text-properties fo:color="#000000" style:font-name="Times New Roman" fo:font-size="11.5pt" fo:language="ru" fo:country="RU" officeooo:rsid="0002d3bd" officeooo:paragraph-rsid="0002d3bd" style:font-size-asian="11.5pt" style:font-name-complex="Times New Roman" style:font-size-complex="11.5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0e3220"/>
    </style:style>
    <style:style style:name="P5" style:family="paragraph" style:parent-style-name="Standard">
      <style:paragraph-properties fo:break-before="page"/>
      <style:text-properties style:font-name="Times New Roman" fo:font-size="14pt" fo:language="ru" fo:country="RU" officeooo:paragraph-rsid="0002d3bd" style:font-size-asian="14pt" style:font-name-complex="Times New Roman" style:font-size-complex="14pt"/>
    </style:style>
    <style:style style:name="P6" style:family="paragraph" style:parent-style-name="Default">
      <style:paragraph-properties fo:text-align="center" style:justify-single-word="false"/>
      <style:text-properties style:font-name="Times New Roman" fo:font-size="36pt" fo:language="ru" fo:country="RU" fo:font-weight="bold" officeooo:paragraph-rsid="0002d3bd" style:font-size-asian="36pt" style:font-weight-asian="bold" style:font-name-complex="Times New Roman" style:font-size-complex="36pt" style:font-weight-complex="bold"/>
    </style:style>
    <style:style style:name="P7" style:family="paragraph" style:parent-style-name="Default">
      <style:paragraph-properties fo:text-align="center" style:justify-single-word="false"/>
      <style:text-properties style:font-name="Times New Roman" fo:font-size="36pt" fo:language="ru" fo:country="RU" officeooo:paragraph-rsid="0002d3bd" style:font-size-asian="36pt" style:font-name-complex="Times New Roman" style:font-size-complex="36pt"/>
    </style:style>
    <style:style style:name="P8" style:family="paragraph" style:parent-style-name="Default">
      <style:text-properties style:font-name="Times New Roman" fo:font-size="14pt" fo:language="ru" fo:country="RU" officeooo:rsid="0002d3bd" officeooo:paragraph-rsid="0002d3bd" style:font-size-asian="14pt" style:font-name-complex="Times New Roman" style:font-size-complex="14pt"/>
    </style:style>
    <style:style style:name="P9" style:family="paragraph" style:parent-style-name="Default">
      <style:text-properties style:font-name="Times New Roman" fo:font-size="14pt" fo:language="ru" fo:country="RU" officeooo:rsid="000c59d8" officeooo:paragraph-rsid="000c59d8" style:font-size-asian="14pt" style:font-name-complex="Times New Roman" style:font-size-complex="14pt"/>
    </style:style>
    <style:style style:name="P10" style:family="paragraph" style:parent-style-name="Default">
      <style:paragraph-properties fo:text-align="center" style:justify-single-word="false"/>
      <style:text-properties fo:language="ru" fo:country="RU" officeooo:paragraph-rsid="0002d3bd"/>
    </style:style>
    <style:style style:name="P11" style:family="paragraph" style:parent-style-name="Заголовок_20_оглавления">
      <style:text-properties fo:language="ru" fo:country="RU" officeooo:paragraph-rsid="0002d3bd"/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00c59d8" officeooo:paragraph-rsid="000c59d8"/>
    </style:style>
    <style:style style:name="P14" style:family="paragraph" style:parent-style-name="Text_20_body">
      <style:text-properties fo:language="ru" fo:country="RU" officeooo:rsid="000c59d8" officeooo:paragraph-rsid="000c59d8"/>
    </style:style>
    <style:style style:name="P15" style:family="paragraph" style:parent-style-name="Contents_20_2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16" style:family="paragraph" style:parent-style-name="Heading_20_1">
      <style:text-properties fo:language="ru" fo:country="RU"/>
    </style:style>
    <style:style style:name="P17" style:family="paragraph" style:parent-style-name="Heading_20_1">
      <style:text-properties fo:language="ru" fo:country="RU" officeooo:rsid="00047365" officeooo:paragraph-rsid="00047365"/>
    </style:style>
    <style:style style:name="P18" style:family="paragraph" style:parent-style-name="Heading_20_1">
      <style:text-properties fo:font-weight="bold" style:font-weight-asian="bold" style:font-weight-complex="bold"/>
    </style:style>
    <style:style style:name="P19" style:family="paragraph" style:parent-style-name="Heading_20_1">
      <style:paragraph-properties fo:break-before="page"/>
      <style:text-properties fo:language="ru" fo:country="RU"/>
    </style:style>
    <style:style style:name="P20" style:family="paragraph" style:parent-style-name="Default" style:list-style-name="L1">
      <style:text-properties style:font-name="Times New Roman" fo:font-size="14pt" fo:language="ru" fo:country="RU" officeooo:rsid="000c59d8" officeooo:paragraph-rsid="000c59d8" style:font-size-asian="14pt" style:font-name-complex="Times New Roman" style:font-size-complex="14pt"/>
    </style:style>
    <style:style style:name="P21" style:family="paragraph" style:parent-style-name="Standard" style:master-page-name="Standard">
      <style:paragraph-properties fo:text-align="start" style:justify-single-word="false" style:page-number="auto" style:text-autospace="none"/>
      <style:text-properties fo:color="#000000" style:font-name="Times New Roman" fo:font-size="12pt" fo:language="ru" fo:country="RU" officeooo:paragraph-rsid="0002d3bd" style:font-size-asian="12pt" style:font-name-complex="Times New Roman" style:font-size-complex="12pt"/>
    </style:style>
    <style:style style:name="P22" style:family="paragraph" style:parent-style-name="Standard">
      <style:text-properties fo:language="ru" fo:country="RU" officeooo:rsid="00047365" officeooo:paragraph-rsid="00047365"/>
    </style:style>
    <style:style style:name="P23" style:family="paragraph" style:parent-style-name="Standard">
      <style:text-properties fo:language="ru" fo:country="RU" officeooo:rsid="000c59d8"/>
    </style:style>
    <style:style style:name="P24" style:family="paragraph" style:parent-style-name="Standard">
      <style:text-properties fo:language="ru" fo:country="RU" officeooo:rsid="000e3220"/>
    </style:style>
    <style:style style:name="P25" style:family="paragraph" style:parent-style-name="Standard">
      <style:text-properties fo:language="ru" fo:country="RU" fo:font-weight="normal" officeooo:rsid="000e3220" style:font-weight-asian="normal" style:font-weight-complex="normal"/>
    </style:style>
    <style:style style:name="P26" style:family="paragraph" style:parent-style-name="Standard">
      <style:text-properties fo:language="ru" fo:country="RU" fo:font-weight="normal" officeooo:rsid="000e3220" officeooo:paragraph-rsid="000e3220" style:font-weight-asian="normal" style:font-weight-complex="normal"/>
    </style:style>
    <style:style style:name="P27" style:family="paragraph" style:parent-style-name="Standard">
      <style:text-properties fo:language="ru" fo:country="RU" fo:font-weight="bold" style:font-weight-asian="bold" style:font-weight-complex="bold"/>
    </style:style>
    <style:style style:name="T1" style:family="text">
      <style:text-properties officeooo:rsid="0002d3bd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size="36pt" fo:font-weight="bold" style:font-size-asian="36pt" style:font-weight-asian="bold" style:font-name-complex="Times New Roman" style:font-size-complex="36pt" style:font-weight-complex="bold"/>
    </style:style>
    <style:style style:name="T4" style:family="text">
      <style:text-properties style:font-name="Times New Roman" fo:font-size="36pt" fo:font-weight="bold" officeooo:rsid="000ef4a3" style:font-size-asian="36pt" style:font-weight-asian="bold" style:font-name-complex="Times New Roman" style:font-size-complex="36pt" style:font-weight-complex="bold"/>
    </style:style>
    <style:style style:name="T5" style:family="text">
      <style:text-properties style:font-name="Times New Roman" fo:font-size="18pt" style:font-size-asian="18pt" style:font-name-complex="Times New Roman" style:font-size-complex="18pt"/>
    </style:style>
    <style:style style:name="T6" style:family="text">
      <style:text-properties officeooo:rsid="0008ca99"/>
    </style:style>
    <style:style style:name="T7" style:family="text">
      <style:text-properties officeooo:rsid="000c59d8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c59d8"/>
    </style:style>
    <style:style style:name="T10" style:family="text">
      <style:text-properties fo:language="ru" fo:country="RU" officeooo:rsid="000e3220"/>
    </style:style>
    <style:style style:name="T11" style:family="text">
      <style:text-properties fo:language="ru" fo:country="RU" fo:font-weight="normal" officeooo:rsid="000e3220" style:font-weight-asian="normal" style:font-weight-complex="normal"/>
    </style:style>
    <style:style style:name="T12" style:family="text">
      <style:text-properties fo:language="ru" fo:country="RU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pan text:style-name="T2"><text:s/></text:span><text:span text:style-name="T3">Руководство </text:span><text:span text:style-name="T4">по установке </text:span><text:span text:style-name="T3"><text:s/></text:span><text:span text:style-name="T5">программы </text:span></text:p>
      <text:p text:style-name="P6"><text:span text:style-name="T1">Crypt</text:span> <text:span text:style-name="T6">VCM 1.0</text:span></text:p>
      <text:p text:style-name="P7"/>
      <text:p text:style-name="P10"/>
      <text:p text:style-name="P5"/>
      <text:p text:style-name="P11">Оглавление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_RefHeading___Toc426_1326787451" text:style-name="Index_20_Link" text:visited-style-name="Index_20_Link">1. Инструкция по установке (вариант 1)<text:tab/>3</text:a></text:p>
          <text:p text:style-name="P15"><text:a xlink:type="simple" xlink:href="#__RefHeading___Toc1766_2097350368" text:style-name="Index_20_Link" text:visited-style-name="Index_20_Link">1.1. Системные требования<text:tab/>3</text:a></text:p>
          <text:p text:style-name="P15"><text:a xlink:type="simple" xlink:href="#__RefHeading___Toc1768_2097350368" text:style-name="Index_20_Link" text:visited-style-name="Index_20_Link"><text:s/>1.2. Запуск установки<text:tab/>3</text:a></text:p>
          <text:p text:style-name="P12"><text:a xlink:type="simple" xlink:href="#__RefHeading___Toc428_1326787451" text:style-name="Index_20_Link" text:visited-style-name="Index_20_Link">2. Установка программы (вариант 2)<text:tab/>3</text:a></text:p>
          <text:p text:style-name="P12"><text:a xlink:type="simple" xlink:href="#__RefHeading___Toc430_1326787451" text:style-name="Index_20_Link" text:visited-style-name="Index_20_Link">3. Обновления программы<text:tab/>4</text:a></text:p>
          <text:p text:style-name="P12"><text:a xlink:type="simple" xlink:href="#__RefHeading___Toc1770_2097350368" text:style-name="Index_20_Link" text:visited-style-name="Index_20_Link">4. Устранение неполадок<text:tab/>4</text:a></text:p>
        </text:index-body>
      </text:table-of-content>
      <text:p text:style-name="P2"/>
      <text:h text:style-name="P19" text:outline-level="1"><text:bookmark-start text:name="__RefHeading___Toc426_1326787451"/>1. <text:span text:style-name="T7">Инструкция по установке (вариант 1)</text:span><text:bookmark-end text:name="__RefHeading___Toc426_1326787451"/></text:h>
      <text:h text:style-name="Heading_20_2" text:outline-level="2"><text:bookmark-start text:name="__RefHeading___Toc1766_2097350368"/><text:span text:style-name="T9">1.</text:span><text:span text:style-name="T8">1. Системные требования</text:span><text:bookmark-end text:name="__RefHeading___Toc1766_2097350368"/></text:h>
      <text:p text:style-name="P8"><text:tab/><text:span text:style-name="T7">Для установки программы Crypt VCM потребуется наличие операционной системы Linux Fedora 23 с установленными:</text:span></text:p>
      <text:list xml:id="list2302086868164444220" text:style-name="L1">
        <text:list-item>
          <text:p text:style-name="P20">g++</text:p>
        </text:list-item>
        <text:list-item>
          <text:p text:style-name="P20">qt5-qtbase-devel-5.6.0-1 (или выше)</text:p>
          <text:p text:style-name="P20"/>
          <text:p text:style-name="P20">Для компиляции .ехе файла для ОС windows также должны быть установлены:</text:p>
        </text:list-item>
        <text:list-item>
          <text:p text:style-name="P20">mingw32-qt5-qtbase-devel-5.6.0-1 (или выше)</text:p>
        </text:list-item>
        <text:list-item>
          <text:p text:style-name="P20">mingw32-qt5-qmake-5.6.0-1 (или выше)</text:p>
        </text:list-item>
      </text:list>
      <text:p text:style-name="P9"/>
      <text:h text:style-name="Heading_20_2" text:outline-level="2"><text:bookmark-start text:name="__RefHeading___Toc1768_2097350368"/><text:tab/>1.2. Запуск установки<text:bookmark-end text:name="__RefHeading___Toc1768_2097350368"/></text:h>
      <text:p text:style-name="Text_20_body"><text:tab/><text:span text:style-name="T7">Установка в первом варианте состоит в том, чтобы скомпилировать проект. Для этого в корневой папке «TRPO» находится файл build.sh, который собирает проект. Этот файл принимает 3 аргументы командной строки: «-l» «-w» «-notest»</text:span></text:p>
      <text:p text:style-name="P13">Аргумент «-l» запускает компиляцию программы для ОС Linux в файл Crypt и отправляет его в папку «bin/Linux».</text:p>
      <text:p text:style-name="P13">Аргумент «-w» запускает компиляцию .ехе файла для ОС Windows и отправляет его в папку «bin/Windows».</text:p>
      <text:p text:style-name="P13">Аргумент «-notest» запрещает компиляцию тестов графического интерфейса и функций шифрования. В случае если тесты были скомпилированы, они находятся в папке «bin/tests»</text:p>
      <text:h text:style-name="P17" text:outline-level="1"><text:bookmark-start text:name="__RefHeading___Toc428_1326787451"/>2. Установка программы (вариант 2)<text:bookmark-end text:name="__RefHeading___Toc428_1326787451"/></text:h>
      <text:p text:style-name="P22"/>
      <text:p text:style-name="P14"><text:tab/>В случае если у вас имеется архив с уже откомпилированным файлом Crypt (ОС Linux) или Crypt.exe и 6 библиотек .dll (ОС Windows), то для установки потребуется просто распаковать этот архив в любое место на диске.</text:p>
      <text:p text:style-name="P14"><text:tab/>После распаковки программа полностью в рабочем состоянии и готова выполнять положенные ей функции.</text:p>
      <text:p text:style-name="P14"/>
      <text:h text:style-name="P16" text:outline-level="1"><text:bookmark-start text:name="__RefHeading___Toc430_1326787451"/><text:soft-page-break/>3. <text:span text:style-name="T7">Обновления программы</text:span><text:bookmark-end text:name="__RefHeading___Toc430_1326787451"/></text:h>
      <text:p text:style-name="P23"><text:tab/></text:p>
      <text:p text:style-name="Standard"><text:span text:style-name="T9"><text:tab/>Для обновления программы необходимо наличие всех пунктов, указанных в пункте 1</text:span><text:span text:style-name="T10">.1</text:span><text:span text:style-name="T9"> (</text:span><text:span text:style-name="T10">Системные требования</text:span><text:span text:style-name="T9">). Необходимо зайти через терминал или открыть репозиторий на сайте github.com, а затем проверить обновления командой «git pull». Таким образом </text:span><text:span text:style-name="T10">произойдёт проверка на различия между текущей версией проекта и Вашей.</text:span></text:p>
      <text:p text:style-name="P24"><text:tab/>Если изменения произошли, то необходимо повторить процесс установки (см. Пункт 1.2)</text:p>
      <text:p text:style-name="P24"/>
      <text:p text:style-name="P3"><text:span text:style-name="T10"><text:tab/>ВАЖНО:<text:tab/></text:span><text:span text:style-name="T11">Программа не поддерживает автоматического обновления, поэтому рекомендуется проверять обновления вручную не реже чем раз в 2 месяца.</text:span></text:p>
      <text:p text:style-name="P25"/>
      <text:h text:style-name="P18" text:outline-level="1"><text:bookmark-start text:name="__RefHeading___Toc1770_2097350368"/><text:span text:style-name="T10">4. </text:span><text:span text:style-name="T8">Устранение неполадок</text:span><text:bookmark-end text:name="__RefHeading___Toc1770_2097350368"/></text:h>
      <text:p text:style-name="P27"/>
      <text:p text:style-name="P4"><text:span text:style-name="T12"><text:tab/></text:span><text:span text:style-name="T11">В случае обнаружения каких-либо неполадок, случаев неправильной работы или предложений по улучшению программы, просьба писать нам на электронную почту </text:span></text:p>
      <text:p text:style-name="P4"><text:a xlink:type="simple" xlink:href="mailto:cryptVCM-help@yandex.ru" text:style-name="Internet_20_link" text:visited-style-name="Visited_20_Internet_20_Link"><text:span text:style-name="T11">cryptVCM-help@yandex.ru</text:span></text:a></text:p>
      <text:p text:style-name="P26"/>
      <text:p text:style-name="P26"/>
      <text:p text:style-name="P2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>
      <style:paragraph-properties fo:orphans="2" fo:widows="2" style:text-autospace="none"/>
      <style:text-properties fo:color="#000000" style:font-name="Microsoft Sans Serif" fo:font-family="'Microsoft Sans Serif'" style:font-family-generic="swiss" style:font-pitch="variable" fo:font-size="12pt" style:font-name-asian="Calibri" style:font-family-asian="Calibri" style:font-family-generic-asian="swiss" style:font-pitch-asian="variable" style:font-size-asian="12pt" style:font-name-complex="Microsoft Sans Serif" style:font-family-complex="'Microsoft Sans Serif'" style:font-family-generic-complex="swiss" style:font-pitch-complex="variable" style:font-size-complex="12pt" style:language-complex="ar" style:country-complex="S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Заголовок_20_оглавления" style:display-name="Заголовок оглавления" style:family="paragraph" style:parent-style-name="Heading_20_1" style:next-style-name="Standard" style:default-outline-level="" style:list-style-name="">
      <style:paragraph-properties fo:margin-top="0.3335in" fo:margin-bottom="0in" loext:contextual-spacing="false" fo:line-height="115%" fo:text-align="start" style:justify-single-word="false" fo:keep-together="always"/>
      <style:text-properties fo:color="#365f91" style:font-name="Cambria" fo:font-family="Cambria" style:font-family-generic="roman" style:font-pitch="variable" fo:font-size="14pt" style:letter-kerning="tru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right="0in" fo:text-indent="0in" style:auto-text-indent="false"/>
    </style:style>
    <style:style style:name="Contents_20_1" style:display-name="Contents 1" style:family="paragraph" style:parent-style-name="Standard" style:next-style-name="Standard" style:class="index"/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loext:contextual-spacing="false" style:line-height-at-least="0.1654in" fo:keep-with-next="always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22:20:48.390730268</meta:creation-date>
    <dc:date>2016-05-27T13:21:27.537479085</dc:date>
    <meta:editing-duration>PT35M32S</meta:editing-duration>
    <meta:editing-cycles>5</meta:editing-cycles>
    <meta:generator>LibreOffice/5.0.6.2$Linux_X86_64 LibreOffice_project/00$Build-2</meta:generator>
    <dc:creator>me </dc:creator>
    <meta:document-statistic meta:table-count="0" meta:image-count="0" meta:object-count="0" meta:page-count="4" meta:paragraph-count="35" meta:word-count="325" meta:character-count="2335" meta:non-whitespace-character-count="2032"/>
  </office:meta>
</office:document-meta>
</file>